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0d172" officeooo:paragraph-rsid="0010d172"/>
    </style:style>
    <style:style style:name="P2" style:family="paragraph" style:parent-style-name="Standard" style:list-style-name="L1">
      <style:text-properties fo:language="en" fo:country="US" officeooo:rsid="0010d172" officeooo:paragraph-rsid="0010d172"/>
    </style:style>
    <style:style style:name="P3" style:family="paragraph" style:parent-style-name="Standard">
      <style:text-properties fo:language="ru" fo:country="RU" officeooo:rsid="0010101a" officeooo:paragraph-rsid="0010101a"/>
    </style:style>
    <style:style style:name="P4" style:family="paragraph" style:parent-style-name="Standard">
      <style:text-properties fo:language="ru" fo:country="RU" officeooo:rsid="0010101a" officeooo:paragraph-rsid="0010d172"/>
    </style:style>
    <style:style style:name="P5" style:family="paragraph" style:parent-style-name="Standard">
      <style:text-properties fo:language="ru" fo:country="RU" officeooo:rsid="0010101a" officeooo:paragraph-rsid="00129ce5"/>
    </style:style>
    <style:style style:name="P6" style:family="paragraph" style:parent-style-name="Standard">
      <style:text-properties fo:language="ru" fo:country="RU" officeooo:rsid="0010d172" officeooo:paragraph-rsid="0010d172"/>
    </style:style>
    <style:style style:name="P7" style:family="paragraph" style:parent-style-name="Standard" style:list-style-name="L1">
      <style:text-properties fo:language="ru" fo:country="RU" officeooo:rsid="00111395" officeooo:paragraph-rsid="00111395"/>
    </style:style>
    <style:style style:name="P8" style:family="paragraph" style:parent-style-name="Standard">
      <style:text-properties fo:language="ru" fo:country="RU" officeooo:rsid="00111395" officeooo:paragraph-rsid="00111395"/>
    </style:style>
    <style:style style:name="P9" style:family="paragraph" style:parent-style-name="Standard" style:list-style-name="L1">
      <style:text-properties fo:language="ru" fo:country="RU" officeooo:rsid="00129ce5" officeooo:paragraph-rsid="00129ce5"/>
    </style:style>
    <style:style style:name="P10" style:family="paragraph" style:parent-style-name="Standard">
      <style:text-properties fo:language="ru" fo:country="RU" officeooo:rsid="00129ce5" officeooo:paragraph-rsid="00129ce5"/>
    </style:style>
    <style:style style:name="T1" style:family="text">
      <style:text-properties officeooo:rsid="0010101a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0101a"/>
    </style:style>
    <style:style style:name="T4" style:family="text">
      <style:text-properties fo:language="en" fo:country="US" officeooo:rsid="0010d172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11395"/>
    </style:style>
    <style:style style:name="T7" style:family="text">
      <style:text-properties officeooo:rsid="0010d172"/>
    </style:style>
    <style:style style:name="T8" style:family="text">
      <style:text-properties officeooo:rsid="00129c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Тестирование заключается в проверке корректного поведения приложения при распознавании подаваемого <text:span text:style-name="T2">xml-</text:span>файла, высчитывании результата после распознавания и создании выходного файла.</text:p>
      <text:p text:style-name="P3"/>
      <text:p text:style-name="P3">Прецеденты:</text:p>
      <text:p text:style-name="P3">1. <text:s/><text:span text:style-name="T2">Null </text:span>значения в качестве аргумента.</text:p>
      <text:p text:style-name="P5">Описание: методу в качестве аргумента подается значение <text:span text:style-name="T2">null, </text:span>поведение приложения считается корректным, если произойдет <text:span text:style-name="T2">Exception.</text:span></text:p>
      <text:p text:style-name="P5"><text:span text:style-name="T2">2. <text:s/></text:span>Аргументы, при которых<text:span text:style-name="T2"> </text:span>выведе<text:span text:style-name="T7">тся</text:span> результат.</text:p>
      <text:p text:style-name="P3">Описание: методу <text:span text:style-name="T2">doOp </text:span>подаются аргументы, при которых не должно возникнуть ошибок в ходе работы приложения. Вычисляется результат операции. Поведение корректно, если результат совпадает с эталонным<text:span text:style-name="T7">(просчитанным заранее).</text:span></text:p>
      <text:p text:style-name="P6">3. <text:span text:style-name="T1">Аргументы, при которых </text:span>программа<text:span text:style-name="T3"> </text:span><text:span text:style-name="T1">вы</text:span>даст <text:span text:style-name="T2">Exception</text:span><text:span text:style-name="T1">.</text:span></text:p>
      <text:p text:style-name="P4">Описание: методу <text:span text:style-name="T2">doOp </text:span>подаются аргументы, при которых <text:span text:style-name="T7">произойдут ошибки</text:span> в ходе работы приложения. Вычисляется результат операции. Поведение корректно, если <text:span text:style-name="T7">выпадет </text:span><text:span text:style-name="T4">Exception</text:span><text:span text:style-name="T7">.</text:span></text:p>
      <text:p text:style-name="P1">4. Xml <text:span text:style-name="T5">файл, подаваемый на вход, содержит ошибки.</text:span></text:p>
      <text:p text:style-name="P1"><text:span text:style-name="T5">Описание: методу </text:span>tryToParseXml <text:span text:style-name="T5">подается </text:span>xml <text:span text:style-name="T5">файл, в котором не соблюдено хотя бы одно из <text:s text:c="2"/>следующих правил:</text:span></text:p>
      <text:list xml:id="list7329499445268578721" text:style-name="L1">
        <text:list-item>
          <text:p text:style-name="P9">файл существует</text:p>
        </text:list-item>
        <text:list-item>
          <text:p text:style-name="P2">expression <text:span text:style-name="T5">имеет только один дочерний </text:span><text:span text:style-name="T6">элемент с именем</text:span><text:span text:style-name="T5"> </text:span>operation</text:p>
        </text:list-item>
        <text:list-item>
          <text:p text:style-name="P7"><text:span text:style-name="T2">operation </text:span>имеет только два дочерних элемента, имена которых могут быть <text:span text:style-name="T2">operation </text:span>или <text:span text:style-name="T2">arg</text:span></text:p>
        </text:list-item>
        <text:list-item>
          <text:p text:style-name="P7">корневой элемент — <text:span text:style-name="T2">simpleCalculator, </text:span>его дочерний элемент — <text:span text:style-name="T2">expressions, </text:span>у которого может быть любое число дочерних <text:span text:style-name="T2">expression</text:span></text:p>
        </text:list-item>
        <text:list-item>
          <text:p text:style-name="P7">значение указанное в <text:span text:style-name="T2">arg – int </text:span>величина, не превышающая <text:span text:style-name="T2">Integer.MAX_VALUE</text:span></text:p>
        </text:list-item>
      </text:list>
      <text:p text:style-name="P8">Поведение программы считается корректным, если произойдет <text:span text:style-name="T2">Exception.</text:span></text:p>
      <text:p text:style-name="P8"><text:span text:style-name="T2">5. Xml </text:span>файл, подаваемый на вход, не содержит ошибок.</text:p>
      <text:p text:style-name="P8">Описание: <text:s/><text:span text:style-name="T7">методу </text:span><text:span text:style-name="T4">tryToParseXml </text:span><text:span text:style-name="T7">подается </text:span><text:span text:style-name="T4">xml </text:span><text:span text:style-name="T7">файл, в котором </text:span>соблюдены все вышеперечисленные правила. Вычисляется результат. Поведение корректно, если результаты совпадают с эталонными(просчитанными заранее).</text:p>
      <text:p text:style-name="P8">6. Создан<text:span text:style-name="T8">ный файл соответствует формату</text:span></text:p>
      <text:p text:style-name="P10">Описание: вызывается метод <text:span text:style-name="T2">createResultFile </text:span>с заданными значениями результатов. Сравнивается полученный <text:span text:style-name="T2">xml-</text:span>файл с эталонным(прописанным заранее).<text:span text:style-name="T2"> </text:span>Поведение корректно, если файлы идентичны.</text:p>
      <text:p text:style-name="P10">7.Полное тестирование приложения</text:p>
      <text:p text:style-name="P10">Описание: <text:span text:style-name="T7">методу </text:span><text:span text:style-name="T4">tryToParseXml </text:span><text:span text:style-name="T7">подается </text:span><text:span text:style-name="T4">xml </text:span><text:span text:style-name="T7">файл, в котором соблюдены все вышеперечисленные правила. Вычисляется результат. <text:s/></text:span>Вызывается метод <text:span text:style-name="T2">createResultFile</text:span>. Сравнивается полученный <text:span text:style-name="T2">xml-</text:span>файл с эталонным(прописанным заранее).<text:span text:style-name="T2"> </text:span>Поведение корректно, если файлы идентичны.</text:p>
      <text:p text:style-name="P8"><text:span text:style-name="T2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6:10:02.127000000</meta:creation-date>
    <dc:date>2017-08-20T16:57:34.815000000</dc:date>
    <meta:editing-duration>PT10M6S</meta:editing-duration>
    <meta:editing-cycles>1</meta:editing-cycles>
    <meta:document-statistic meta:table-count="0" meta:image-count="0" meta:object-count="0" meta:page-count="1" meta:paragraph-count="22" meta:word-count="271" meta:character-count="2241" meta:non-whitespace-character-count="1988"/>
    <meta:generator>LibreOffice/5.2.0.4$Windows_x86 LibreOffice_project/066b007f5ebcc236395c7d282ba488bca6720265</meta:generator>
  </office:meta>
</office:document-meta>
</file>